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5b72" officeooo:paragraph-rsid="0008f37e"/>
    </style:style>
    <style:style style:name="P2" style:family="paragraph" style:parent-style-name="Standard">
      <style:text-properties officeooo:rsid="0018c35e" officeooo:paragraph-rsid="0008f37e"/>
    </style:style>
    <style:style style:name="P3" style:family="paragraph" style:parent-style-name="Standard">
      <style:text-properties officeooo:rsid="00160da1" officeooo:paragraph-rsid="0008f37e"/>
    </style:style>
    <style:style style:name="P4" style:family="paragraph" style:parent-style-name="Standard">
      <style:text-properties officeooo:rsid="001b6c18" officeooo:paragraph-rsid="0008f37e"/>
    </style:style>
    <style:style style:name="P5" style:family="paragraph" style:parent-style-name="Standard">
      <style:text-properties officeooo:rsid="0008f37e" officeooo:paragraph-rsid="0008f37e"/>
    </style:style>
    <style:style style:name="P6" style:family="paragraph" style:parent-style-name="Standard" style:list-style-name="L1">
      <style:text-properties officeooo:rsid="0008f37e" officeooo:paragraph-rsid="0008f37e"/>
    </style:style>
    <style:style style:name="P7" style:family="paragraph" style:parent-style-name="Standard">
      <style:text-properties officeooo:rsid="00095a24" officeooo:paragraph-rsid="00095a24"/>
    </style:style>
    <style:style style:name="P8" style:family="paragraph" style:parent-style-name="Standard" style:list-style-name="L2">
      <style:text-properties officeooo:rsid="00095a24" officeooo:paragraph-rsid="00095a24"/>
    </style:style>
    <style:style style:name="P9" style:family="paragraph" style:parent-style-name="Standard" style:list-style-name="L2">
      <style:text-properties officeooo:rsid="00095a24" officeooo:paragraph-rsid="000adef6"/>
    </style:style>
    <style:style style:name="P10" style:family="paragraph" style:parent-style-name="Standard">
      <style:text-properties officeooo:rsid="000adef6" officeooo:paragraph-rsid="000adef6"/>
    </style:style>
    <style:style style:name="P11" style:family="paragraph" style:parent-style-name="Standard" style:list-style-name="L3">
      <style:text-properties officeooo:rsid="000adef6" officeooo:paragraph-rsid="000adef6"/>
    </style:style>
    <style:style style:name="P12" style:family="paragraph" style:parent-style-name="Standard" style:list-style-name="L4">
      <style:text-properties officeooo:rsid="000adef6" officeooo:paragraph-rsid="000adef6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documents <text:s/>shows <text:s/>your thought process around key areas of the proposed problem</text:p>
      <text:p text:style-name="P1"/>
      <text:p text:style-name="P1">title page</text:p>
      <text:p text:style-name="P1">proposal for [company name here]</text:p>
      <text:p text:style-name="P1">with your name,learner number</text:p>
      <text:p text:style-name="P1"/>
      <text:p text:style-name="P1">content page</text:p>
      <text:p text:style-name="P1">auto generate contents page</text:p>
      <text:p text:style-name="P1">make sure all titles in the document and formatted headings</text:p>
      <text:p text:style-name="P1"/>
      <text:p text:style-name="P1">organisation overview</text:p>
      <text:p text:style-name="P1">give a description of the business that the scenario is about</text:p>
      <text:p text:style-name="P1">who are they as a business</text:p>
      <text:p text:style-name="P1">what do they do</text:p>
      <text:p text:style-name="P1">what are they looking for</text:p>
      <text:p text:style-name="P1"/>
      <text:p text:style-name="P1">problem overview</text:p>
      <text:p text:style-name="P1">write detailed description of your understanding of the problem.the main problems with their current system</text:p>
      <text:p text:style-name="P1">you should talk about the impact these problems are putting on the business</text:p>
      <text:p text:style-name="P1">give a description of what the problem is with the current system</text:p>
      <text:p text:style-name="P1">do not talk about how you will solve it</text:p>
      <text:p text:style-name="P1"/>
      <text:p text:style-name="P2">scope</text:p>
      <text:p text:style-name="P1"/>
      <text:p text:style-name="P1">user groups</text:p>
      <text:p text:style-name="P1">identify what you feel are the groups of user that you will use the system</text:p>
      <text:p text:style-name="P1">explain how you will identify them</text:p>
      <text:p text:style-name="P1">briefly about how you think they will make use of the system(what sort of things they likely to do with the system)</text:p>
      <text:p text:style-name="P3">minimum 3</text:p>
      <text:p text:style-name="P3"/>
      <text:p text:style-name="P3">empathy maps</text:p>
      <text:p text:style-name="P3">this is a table of problems and needs</text:p>
      <text:p text:style-name="P3">shows a process of exploring what customers /users think and feel about the current solution</text:p>
      <text:p text:style-name="P3"/>
      <text:p text:style-name="P3">user stories</text:p>
      <text:p text:style-name="P3">for each of the groups of users you need to create a user story which explores the things they want to do and the acceptance criteria they will need</text:p>
      <text:p text:style-name="P3"/>
      <text:p text:style-name="P3">laws/guidance/legislation</text:p>
      <text:p text:style-name="P3">explore what laws and guidance that the identified business have to operate understanding</text:p>
      <text:p text:style-name="P3">look at the laws and legislation that the business would have to work understanding</text:p>
      <text:p text:style-name="P3">look at other laws/legislation that will impact your system you will develop</text:p>
      <text:p text:style-name="P3">for all of these what I the impact on your project what will you do to adjust/mitigate these impacts?</text:p>
      <text:p text:style-name="P3"/>
      <text:p text:style-name="P3"/>
      <text:p text:style-name="P4">Functional vsnon functional</text:p>
      <text:p text:style-name="P4">non-function</text:p>
      <text:p text:style-name="P4">-fully normalised database to 3<text:span text:style-name="T1">rd</text:span> normal form</text:p>
      <text:p text:style-name="P3"/>
      <text:p text:style-name="P3"/>
      <text:p text:style-name="P3"><text:soft-page-break/></text:p>
      <text:p text:style-name="P5">versioning</text:p>
      <text:list text:style-name="L1">
        <text:list-item>
          <text:p text:style-name="P6">version 1</text:p>
          <text:list>
            <text:list-item>
              <text:p text:style-name="P6">database</text:p>
            </text:list-item>
            <text:list-item>
              <text:p text:style-name="P6">user reg</text:p>
            </text:list-item>
            <text:list-item>
              <text:p text:style-name="P6">staff reg</text:p>
            </text:list-item>
          </text:list>
        </text:list-item>
        <text:list-item>
          <text:p text:style-name="P6">version 2</text:p>
          <text:list>
            <text:list-item>
              <text:p text:style-name="P6">login</text:p>
            </text:list-item>
            <text:list-item>
              <text:p text:style-name="P6">booking/cancelling/ updating is for v3 reason</text:p>
            </text:list-item>
            <text:list-item>
              <text:p text:style-name="P6">updates and reasoning</text:p>
            </text:list-item>
          </text:list>
        </text:list-item>
        <text:list-item>
          <text:p text:style-name="P6">version 3</text:p>
          <text:list>
            <text:list-item>
              <text:p text:style-name="P6">updating details </text:p>
            </text:list-item>
            <text:list-item>
              <text:p text:style-name="P6">branding</text:p>
            </text:list-item>
            <text:list-item>
              <text:p text:style-name="P6">colours</text:p>
            </text:list-item>
            <text:list-item>
              <text:p text:style-name="P6">view audit logs</text:p>
            </text:list-item>
            <text:list-item>
              <text:p text:style-name="P6">audit logs</text:p>
            </text:list-item>
          </text:list>
        </text:list-item>
      </text:list>
      <text:p text:style-name="P7">limitations</text:p>
      <text:list text:style-name="L2">
        <text:list-item>
          <text:p text:style-name="P8">db -environment variables – I would <text:s/>encode variables into environmental variables if I wasnt restricted for better security</text:p>
        </text:list-item>
        <text:list-item>
          <text:p text:style-name="P9">password encryptions not available sh256 due to not being installed on devices so I used password default built into php</text:p>
        </text:list-item>
      </text:list>
      <text:p text:style-name="P10">what do you plan to make</text:p>
      <text:list text:style-name="L3">
        <text:list-item>
          <text:p text:style-name="P11">document/describe what you actually made</text:p>
          <text:list>
            <text:list-item>
              <text:p text:style-name="P11">what changed</text:p>
              <text:list>
                <text:list-item>
                  <text:p text:style-name="P11">why did it change</text:p>
                </text:list-item>
              </text:list>
            </text:list-item>
          </text:list>
        </text:list-item>
      </text:list>
      <text:p text:style-name="P10">evaluate</text:p>
      <text:list text:style-name="L4">
        <text:list-item>
          <text:p text:style-name="P12">what will change next version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9:23.684077800</meta:creation-date>
    <dc:date>2025-11-04T13:46:40.883746300</dc:date>
    <meta:editing-duration>PT1M26S</meta:editing-duration>
    <meta:editing-cycles>1</meta:editing-cycles>
    <meta:document-statistic meta:table-count="0" meta:image-count="0" meta:object-count="0" meta:page-count="2" meta:paragraph-count="60" meta:word-count="405" meta:character-count="2309" meta:non-whitespace-character-count="1979"/>
    <meta:generator>LibreOffice/25.8.2.2$Windows_X86_64 LibreOffice_project/d401f2107ccab8f924a8e2df40f573aab7605b6f</meta:generator>
  </office:meta>
</office:document-meta>
</file>